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9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9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1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2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9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3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4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9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9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9">
          <table:table-cell table:style-name="ce70" table:number-columns-repeated="255"/>
          <table:table-cell/>
        </table:table-row>
        <table:table-row table:style-name="ro9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9" table:number-rows-repeated="3">
          <table:table-cell table:style-name="ce70" table:number-columns-repeated="255"/>
          <table:table-cell/>
        </table:table-row>
        <table:table-row table:style-name="ro9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9" table:number-rows-repeated="11">
          <table:table-cell table:style-name="ce70" table:number-columns-repeated="255"/>
          <table:table-cell/>
        </table:table-row>
        <table:table-row table:style-name="ro9" table:number-rows-repeated="104852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9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3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178" office:value-type="string">
            <text:p>Step 1: Add new category</text:p>
          </table:table-cell>
          <table:table-cell table:style-name="ce178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78" office:value-type="string">
            <text:p>New category is created successfully</text:p>
          </table:table-cell>
          <table:table-cell table:style-name="ce178" office:value-type="string">
            <text:p>High</text:p>
          </table:table-cell>
          <table:table-cell table:style-name="ce178" office:value-type="string">
            <text:p>PLF-1624</text:p>
            <text:p>CCP-969</text:p>
          </table:table-cell>
          <table:table-cell table:style-name="ce178" office:value-type="string">
            <text:p>Style for content of post is not applied</text:p>
          </table:table-cell>
          <table:table-cell table:style-name="ce178"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2: Add new forum</text:p>
          </table:table-cell>
          <table:table-cell table:style-name="ce178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78" office:value-type="string">
            <text:p>New forum is created successfully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4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3: Add new topic with BBCode</text:p>
          </table:table-cell>
          <table:table-cell table:style-name="ce178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4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4: Add new post with BBCode</text:p>
          </table:table-cell>
          <table:table-cell table:style-name="ce178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post is added successfully.</text:p>
            <text:p>- The text with BBCode is in the courier font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5" table:number-rows-repeated="11">
          <table:table-cell table:style-name="ce178" table:number-columns-repeated="1024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1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1:04:39</dc:date>
    <meta:print-date>2008-06-17T00:45:47</meta:print-date>
    <dc:language>en-US</dc:language>
    <meta:editing-cycles>905</meta:editing-cycles>
    <meta:editing-duration>P14DT22H8M5S</meta:editing-duration>
    <meta:document-statistic meta:table-count="6" meta:cell-count="462" meta:object-count="1"/>
    <meta:user-defined meta:name="Info 1"/>
    <meta:user-defined meta:name="Info 2"/>
    <meta:user-defined meta:name="Info 3"/>
    <meta:user-defined meta:name="Info 4"/>
  </office:meta>
</office:document-meta>
</file>